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114">
      <style:text-properties fo:font-weight="normal" style:font-weight-asian="normal" style:font-weight-complex="normal"/>
    </style:style>
    <style:style style:name="ce5" style:family="table-cell" style:parent-style-name="Default" style:data-style-name="N10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PCB parts list</text:p>
          </table:table-cell>
          <table:table-cell table:number-columns-repeated="3"/>
          <table:table-cell table:style-name="Default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CSC #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6377"/>
        </table:table-row>
        <table:table-row table:style-name="ro2">
          <table:table-cell table:style-name="ce3" office:value-type="string" calcext:value-type="string">
            <text:p>ESP32-S2-MINI-2-N4</text:p>
          </table:table-cell>
          <table:table-cell table:style-name="ce3" office:value-type="string" calcext:value-type="string">
            <text:p>MCU (WiFi)</text:p>
          </table:table-cell>
          <table:table-cell table:style-name="ce3" office:value-type="string" calcext:value-type="string">
            <text:p>C3013906</text:p>
          </table:table-cell>
          <table:table-cell table:style-name="ce3" office:value-type="string" calcext:value-type="string">
            <text:p><text:a xlink:href="https://www.lcsc.com/product-detail/WiFi-Modules_Espressif-Systems-ESP32-S2-MINI-2-N4_C3013906.html" xlink:type="simple">https://www.lcsc.com/product-detail/WiFi-Modules_Espressif-Systems-ESP32-S2-MINI-2-N4_C3013906.html</text:a> </text:p>
          </table:table-cell>
          <table:table-cell table:style-name="ce4" office:value-type="currency" office:currency="EUR" office:value="1.8185" calcext:value-type="currency">
            <text:p>1,8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spressif.com/sites/default/files/documentation/esp32-s2-mini-2_esp32-s2-mini-2u_datasheet_en.pdf" xlink:type="simple">https://www.espressif.com/sites/default/files/documentation/esp32-s2-mini-2_esp32-s2-mini-2u_datasheet_en.pdf</text:a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X485</text:p>
          </table:table-cell>
          <table:table-cell office:value-type="string" calcext:value-type="string">
            <text:p>DMX driver</text:p>
          </table:table-cell>
          <table:table-cell office:value-type="string" calcext:value-type="string">
            <text:p>C668206</text:p>
          </table:table-cell>
          <table:table-cell office:value-type="string" calcext:value-type="string">
            <text:p><text:a xlink:href="https://www.lcsc.com/product-detail/RS-span-style-background-color-ff0-485-span-RS-422-ICs_UMW-Youtai-Semiconductor-Co-Ltd-MAX485ESA_C668206.html" xlink:type="simple">https://www.lcsc.com/product-detail/RS-span-style-background-color-ff0-485-span-RS-422-ICs_UMW-Youtai-Semiconductor-Co-Ltd-MAX485ESA_C668206.html</text:a></text:p>
          </table:table-cell>
          <table:table-cell office:value-type="currency" office:currency="EUR" office:value="0.2419" calcext:value-type="currency">
            <text:p>0,2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atasheet.lcsc.com/lcsc/2210091625_UMW-Youtai-Semiconductor-Co---Ltd--MAX485ESA_C668206.pdf" xlink:type="simple">https://datasheet.lcsc.com/lcsc/2210091625_UMW-Youtai-Semiconductor-Co---Ltd--MAX485ESA_C668206.pdf</text:a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XC6220B331MR</text:p>
          </table:table-cell>
          <table:table-cell office:value-type="string" calcext:value-type="string">
            <text:p>3.3V LDO regulator</text:p>
          </table:table-cell>
          <table:table-cell office:value-type="string" calcext:value-type="string">
            <text:p>C3040644</text:p>
          </table:table-cell>
          <table:table-cell office:value-type="string" calcext:value-type="string">
            <text:p><text:a xlink:href="https://www.lcsc.com/product-detail/Linear-Voltage-Regulators-LDO_TECH-PUBLIC-XC6220B331MR_C3040644.html" xlink:type="simple">https://www.lcsc.com/product-detail/Linear-Voltage-Regulators-LDO_TECH-PUBLIC-XC6220B331MR_C3040644.html</text:a></text:p>
          </table:table-cell>
          <table:table-cell office:value-type="currency" office:currency="EUR" office:value="0.1604" calcext:value-type="currency">
            <text:p>0,1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atasheet.lcsc.com/lcsc/2206301715_TECH-PUBLIC-XC6220B331MR_C3040644.pdf" xlink:type="simple">https://datasheet.lcsc.com/lcsc/2206301715_TECH-PUBLIC-XC6220B331MR_C3040644.pdf</text:a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RKAEE02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115357</text:p>
          </table:table-cell>
          <table:table-cell office:value-type="string" calcext:value-type="string">
            <text:p><text:a xlink:href="https://www.lcsc.com/product-detail/Tactile-Switches_ALPSALPINE-SKRKAEE020_C115357.html" xlink:type="simple">https://www.lcsc.com/product-detail/Tactile-Switches_ALPSALPINE-SKRKAEE020_C115357.html</text:a> </text:p>
          </table:table-cell>
          <table:table-cell office:value-type="currency" office:currency="EUR" office:value="0.0682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atasheet.lcsc.com/lcsc/1809201020_ALPSALPINE-SKRKAEE020_C115357.pdf" xlink:type="simple">https://datasheet.lcsc.com/lcsc/1809201020_ALPSALPINE-SKRKAEE020_C115357.pdf</text:a> 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IP…</text:p>
          </table:table-cell>
          <table:table-cell table:number-columns-repeated="16383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1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7:14:47.784394184</meta:creation-date>
    <meta:generator>LibreOffice/7.5.2.2$Linux_X86_64 LibreOffice_project/50$Build-2</meta:generator>
    <dc:date>2023-05-22T21:09:35.491444615</dc:date>
    <meta:editing-duration>PT3H53M52S</meta:editing-duration>
    <meta:editing-cycles>3</meta:editing-cycles>
    <meta:document-statistic meta:table-count="1" meta:cell-count="37" meta:object-count="0"/>
  </office:meta>
</office:document-meta>
</file>